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10ExpressionCompilerBPEL11.XPath10ExpressionCompilerBPEL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10ExpressionCompilerBPEL11.compil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10ExpressionCompilerBPEL11.compileLValu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10ExpressionCompilerBPEL11.compileJoinCondition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